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81.91mm"/>
    </style:style>
    <style:style style:name="co9" style:family="table-column">
      <style:table-column-properties fo:break-before="auto" style:column-width="115.46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T1" style:family="text">
      <style:text-properties style:font-name-asian="AR PL SungtiL GB" style:font-name-complex="Lohit Devanagari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inLink</text:p>
          </table:table-cell>
          <table:table-cell table:style-name="ce1" office:value-type="string" calcext:value-type="string">
            <text:p>SecundaryLink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tas de Disciplina de Cálculo Numérico</text:p>
          </table:table-cell>
          <table:table-cell office:value-type="string" calcext:value-type="string">
            <text:p>Leonardo F. Gui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alculo Numéric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tas de aula do professor Guidi do Instituto de Matemática da UFRGS para disciplina de cálculo numérico.</text:p>
          </table:table-cell>
          <table:table-cell table:style-name="ce2" office:value-type="string" calcext:value-type="string">
            <text:p><text:span text:style-name="T1"/><text:span text:style-name="T1"><text:a xlink:href="http://www.mat.ufrgs.br/~guidi/grad/MAT01169/calculo_numerico.pdf" xlink:type="simple">http://www.mat.ufrgs.br/~guidi/grad/MAT01169/calculo_numerico.pdf</text:a></text:span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álculo Vetorial e Geometria Analítica – Livro 1: O plano</text:p>
          </table:table-cell>
          <table:table-cell office:value-type="string" calcext:value-type="string">
            <text:p>Felipe Ac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ro <text:s/>de cálculo vetorial e geometria Analítica.</text:p>
          </table:table-cell>
          <table:table-cell office:value-type="string" calcext:value-type="string">
            <text:p><text:a xlink:href="http://im.ufrj.br/~noseda/2017-1/Livro1.pdf" xlink:type="simple">http://im.ufrj.br/~noseda/2017-1/Livro1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Robson Santana Pache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978-85-89571-53-1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s://memoria.ifrn.edu.br/bitstream/handle/1044/1010/Geometria%20Analítica%20-%20Ebook.pdf?sequence=1&amp;isAllowed=y" xlink:type="simple">https://memoria.ifrn.edu.br/bitstream/handle/1044/1010/Geometria%20Anali%cc%81tica%20-%20Ebook.pdf?sequence=1&amp;isAllowed=y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 e Vetorial</text:p>
          </table:table-cell>
          <table:table-cell office:value-type="string" calcext:value-type="string">
            <text:p>Daniel Miranda – Rafael Grisi - <text:s/>Sinuê Lodovic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://hostel.ufabc.edu.br/~daniel.miranda/livros/geometria-analitica/geometriaanaliticaevetorial-SGD.pdf" xlink:type="simple">http://hostel.ufabc.edu.br/~daniel.miranda/livros/geometria-analitica/geometriaanaliticaevetorial-SGD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Katia Frensel – Jorge Delg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Analítica. Curso de Licenciatura em Matemática UFMA</text:p>
          </table:table-cell>
          <table:table-cell office:value-type="string" calcext:value-type="string">
            <text:p><text:a xlink:href="http://www.mat.ufrgs.br/~portosil/geometria-analitica-ufma.pdf" xlink:type="simple">http://www.mat.ufrgs.br/~portosil/geometria-analitica-ufma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de Geometria Analítica</text:p>
          </table:table-cell>
          <table:table-cell office:value-type="string" calcext:value-type="string">
            <text:p>Diego Sebastián Ledesm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notas de aula de Geometria Analítica.</text:p>
          </table:table-cell>
          <table:table-cell office:value-type="string" calcext:value-type="string">
            <text:p><text:a xlink:href="http://www.ime.unicamp.br/~dledesma/disciplinasministradas/MA141-C-2020/listas/Apostila.pdf" xlink:type="simple">http://www.ime.unicamp.br/~dledesma/disciplinasministradas/MA141-C-2020/listas/Apostila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Part 1</text:p>
          </table:table-cell>
          <table:table-cell office:value-type="string" calcext:value-type="string">
            <text:p>Chuu-Lian Ter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aliforniia at Irv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Winter quarter 2005.</text:p>
          </table:table-cell>
          <table:table-cell office:value-type="string" calcext:value-type="string">
            <text:p><text:a xlink:href="https://www.math.uci.edu/~cterng/162A_Lecture_Notes.pdf" xlink:type="simple">https://www.math.uci.edu/~cterng/162A_Lecture_Notes.pdf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00/00/0000</text:date>, <text:time style:data-style-name="N2" text:time-value="22:04:57.5175222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0-12-10T23:03:20.140978647</dc:date>
    <meta:editing-duration>PT58M32S</meta:editing-duration>
    <meta:editing-cycles>11</meta:editing-cycles>
    <meta:generator>LibreOffice/5.2.7.2$Linux_X86_64 LibreOffice_project/20m0$Build-2</meta:generator>
    <meta:document-statistic meta:table-count="1" meta:cell-count="114" meta:object-count="0"/>
  </office:meta>
</office:document-meta>
</file>